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style:font-weight-asian="bold" style:font-weight-complex="bold"/>
    </style:style>
    <style:style style:name="P2" style:family="paragraph" style:parent-style-name="Standard">
      <style:text-properties fo:color="#000000" fo:font-weight="normal" style:font-weight-asian="normal" style:font-weight-complex="normal"/>
    </style:style>
    <style:style style:name="P3" style:family="paragraph" style:parent-style-name="Standard">
      <style:paragraph-properties fo:line-height="100%"/>
      <style:text-properties fo:color="#000000" style:font-name="Arial" style:font-name-asian="Times New Roman" style:language-asian="es" style:country-asian="ES" style:font-name-complex="Arial1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style:font-name="Arial" style:text-underline-style="solid" style:text-underline-width="auto" style:text-underline-color="font-color" style:font-name-complex="Arial1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officeooo:paragraph-rsid="0022a31b" style:font-name-complex="Arial1"/>
    </style:style>
    <style:style style:name="P11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12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13" style:family="paragraph" style:parent-style-name="Standard">
      <style:paragraph-properties fo:padding-left="0.141cm" fo:padding-right="0.141cm" fo:padding-top="0.035cm" fo:padding-bottom="0.035cm" fo:border="0.51pt solid #00000a"/>
      <style:text-properties style:font-name="Arial" style:font-name-complex="Arial1"/>
    </style:style>
    <style:style style:name="P14" style:family="paragraph" style:parent-style-name="Standard">
      <style:paragraph-properties fo:line-height="100%" fo:padding-left="0.141cm" fo:padding-right="0.141cm" fo:padding-top="0.035cm" fo:padding-bottom="0.035cm" fo:border="0.51pt solid #00000a"/>
    </style:style>
    <style:style style:name="P15" style:family="paragraph" style:parent-style-name="Standard">
      <style:paragraph-properties fo:line-height="100%" fo:padding-left="0.141cm" fo:padding-right="0.141cm" fo:padding-top="0.035cm" fo:padding-bottom="0.035cm" fo:border="0.51pt solid #00000a"/>
      <style:text-properties officeooo:paragraph-rsid="0022a31b"/>
    </style:style>
    <style:style style:name="P16" style:family="paragraph" style:parent-style-name="List_20_Paragraph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17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19" style:family="paragraph" style:parent-style-name="List_20_Paragraph">
      <style:paragraph-properties fo:margin-left="0cm" fo:margin-right="0cm" fo:line-height="100%" fo:text-indent="0cm" style:auto-text-indent="false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1" style:family="paragraph" style:parent-style-name="List_20_Paragraph">
      <style:paragraph-properties fo:margin-left="0cm" fo:margin-right="0cm" fo:text-indent="0cm" style:auto-text-indent="false" fo:break-before="page"/>
      <style:text-properties fo:font-weight="bold" style:font-weight-asian="bold" style:font-weight-complex="bold"/>
    </style:style>
    <style:style style:name="P22" style:family="paragraph" style:parent-style-name="List_20_Paragraph">
      <style:text-properties fo:color="#000000"/>
    </style:style>
    <style:style style:name="P23" style:family="paragraph" style:parent-style-name="List_20_Paragraph">
      <style:text-properties fo:color="#000000" style:text-underline-style="solid" style:text-underline-width="auto" style:text-underline-color="font-color"/>
    </style:style>
    <style:style style:name="P24" style:family="paragraph" style:parent-style-name="Standard" style:master-page-name="Standard">
      <style:paragraph-properties style:page-number="auto"/>
      <style:text-properties fo:color="#000000" fo:font-weight="bold" style:font-weight-asian="bold" style:font-weight-complex="bold"/>
    </style:style>
    <style:style style:name="P25" style:family="paragraph" style:parent-style-name="List_20_Paragraph" style:list-style-name="WWNum1">
      <style:text-properties fo:color="#000000" style:text-underline-style="solid" style:text-underline-width="auto" style:text-underline-color="font-color"/>
    </style:style>
    <style:style style:name="P26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style:font-name-asian="Times New Roman" style:language-asian="es" style:country-asian="ES" style:font-name-complex="Arial1"/>
    </style:style>
    <style:style style:name="P27" style:family="paragraph" style:parent-style-name="List_20_Paragraph" style:list-style-name="WWNum1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P28" style:family="paragraph" style:parent-style-name="List_20_Paragraph">
      <style:paragraph-properties fo:line-height="100%" fo:padding-left="0.141cm" fo:padding-right="0.141cm" fo:padding-top="0.035cm" fo:padding-bottom="0.035cm" fo:border="0.51pt solid #00000a"/>
      <style:text-properties fo:color="#000000" style:font-name="Arial" officeooo:paragraph-rsid="0022a31b" style:font-name-asian="Times New Roman" style:language-asian="es" style:country-asian="ES" style:font-name-complex="Arial1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Arial" style:font-name-asian="Times New Roman" style:language-asian="es" style:country-asian="ES" style:font-name-complex="Arial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22a3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>NOMBRE DEL EQUIPO: <text:span text:style-name="T1">Rapir</text:span></text:p>
      <text:p text:style-name="P1"/>
      <text:p text:style-name="P1">MIEMBROS DEL EQUIPO:</text:p>
      <text:p text:style-name="P2">- Raúl Adame Hernández</text:p>
      <text:p text:style-name="P2">- Alberto Miño Calero</text:p>
      <text:p text:style-name="P2">- Iván Rubias Montes</text:p>
      <text:p text:style-name="P2">- Pablo Cruz Escolar</text:p>
      <text:p text:style-name="P2">- Rafael Ángel Crespo Arjona</text:p>
      <text:p text:style-name="P1"/>
      <text:p text:style-name="P1"/>
      <text:p text:style-name="P1">REQUISITOS DEL SISTEMA DE AGENDA:</text:p>
      <text:p text:style-name="P1"/>
      <text:list xml:id="list6813940511114550535" text:style-name="WWNum1">
        <text:list-item>
          <text:p text:style-name="P25">Requisitos de Usuarios:</text:p>
        </text:list-item>
      </text:list>
      <text:p text:style-name="P23"/>
      <text:p text:style-name="P22">RU-1: El sistema de la agenda nos permitirá almacenar los datos de los diferentes clientes, para poder hacer uso de ellos. Los datos a almacenar son: nombre, apellidos, DNI, teléfono, email, direcciones postales, anotaciones, redes sociales y favoritos.</text:p>
      <text:p text:style-name="P22"/>
      <text:p text:style-name="P22">RU-2: El sistema nos permitirá buscar de manera óptima a cada cliente con solo introducir sus apellidos.</text:p>
      <text:p text:style-name="P22"/>
      <text:p text:style-name="P22">RU-3: El sistema permitirá poder tener una lista de usuarios favoritos.</text:p>
      <text:p text:style-name="P22"/>
      <text:p text:style-name="P22"/>
      <text:list xml:id="list131724435507130" text:continue-numbering="true" text:style-name="WWNum1">
        <text:list-item>
          <text:p text:style-name="P25">Requisitos funcionales:</text:p>
        </text:list-item>
      </text:list>
      <text:p text:style-name="P22"/>
      <text:p text:style-name="P22">RF-1: Podremos obtener la información de cada cliente con solo buscarlo por apellidos.</text:p>
      <text:p text:style-name="P22"/>
      <text:p text:style-name="P22">RF-2: Los datos se ordenarán según los apellidos de los usuarios.</text:p>
      <text:p text:style-name="P22"/>
      <text:p text:style-name="P22">RF-3: Se permitirán las operaciones de inserción, modificación y borrado de datos de usuario.</text:p>
      <text:p text:style-name="P22"/>
      <text:p text:style-name="P22">RF-4: El acceso a los datos será inmediato, sin necesidad de logearse.</text:p>
      <text:p text:style-name="P22"/>
      <text:p text:style-name="P22">RF-5: El sistema permitirá realizar copias de seguridad de forma manual a un fichero local.</text:p>
      <text:p text:style-name="P22"/>
      <text:p text:style-name="P22">RF-6: La interfaz de manejo y visualización de los datos será la interfaz de texto por consola.</text:p>
      <text:p text:style-name="P22"><text:soft-page-break/></text:p>
      <text:p text:style-name="P22">RF-7: Se podrá imprimir la agenda en texto plano o HTML si se desea.</text:p>
      <text:p text:style-name="P22"/>
      <text:p text:style-name="P22">RF-8: El sistema nos permitirá una manipulación organizada de los datos de las consultas, para poder actualizarlos, permitiendo así poder ser editados.</text:p>
      <text:p text:style-name="P22"/>
      <text:p text:style-name="P22"/>
      <text:list xml:id="list131722474826709" text:continue-numbering="true" text:style-name="WWNum1">
        <text:list-item>
          <text:p text:style-name="P25">Requisitos no funcionales:</text:p>
        </text:list-item>
      </text:list>
      <text:p text:style-name="P22"/>
      <text:p text:style-name="P22">RNF-1: Se utilizará C++ para la escritura del código.</text:p>
      <text:p text:style-name="P22"/>
      <text:p text:style-name="P22">RNF -2: La agenda se ejecutará en un ordenador con GNU/LINUX como sistema operativo.</text:p>
      <text:p text:style-name="P22"/>
      <text:p text:style-name="P22">RNF -3: Para mantener la integridad de los datos se utilizarán copias de seguridad manuales.</text:p>
      <text:p text:style-name="P22"/>
      <text:p text:style-name="P22">RNF -4: El volumen de datos será como máximo de 200 entradas.</text:p>
      <text:p text:style-name="P22"/>
      <text:p text:style-name="P22">RNF -5: El almacenamiento de los datos será en texto plano.</text:p>
      <text:p text:style-name="P22"/>
      <text:p text:style-name="P22">RNF-6: El sistema deberá ser rápido y constar de una respuesta rápida.</text:p>
      <text:p text:style-name="P22"/>
      <text:p text:style-name="P22">RNF-7: El sistema deberá ser intuitivo y eficaz para facilitar su utilización.</text:p>
      <text:p text:style-name="P22"/>
      <text:p text:style-name="P22">RNF-8: Todos los mensajes de error del sistema deben ser significativos, mostrando para ello alternativas que puede realizar el usuario para solventar el error.</text:p>
      <text:p text:style-name="P22"/>
      <text:p text:style-name="List_20_Paragraph"><text:span text:style-name="T2">RNF-9: El sistema cumplirá</text:span><text:bookmark text:name="_GoBack"/><text:span text:style-name="T2"> las disposiciones recogidas en la Ley Orgánica De Datos Personales y en el Reglamento de medidas de seguridad.</text:span></text:p>
      <text:p text:style-name="List_20_Paragraph"/>
      <text:p text:style-name="P20"/>
      <text:p text:style-name="P21">CASOS DE USO:</text:p>
      <text:p text:style-name="P4">CASOS DE USO : <text:span text:style-name="T6">Añadir contacto</text:span></text:p>
      <text:p text:style-name="P4">ACTOR PRINCIPAL: Administrador del sistema</text:p>
      <text:p text:style-name="P4">NIVEL: General</text:p>
      <text:p text:style-name="P4">ÁMBITO: Aplicación de usuarios</text:p>
      <text:p text:style-name="P4">ESCENARIO PRINCIPAL DE ÉXITO: </text:p>
      <text:p text:style-name="P4"><text:tab/>1-El usuario selecciona la opción de añadir contacto.</text:p>
      <text:p text:style-name="P4"><text:tab/>2-Introduce los datos correspondientes a cada cliente.</text:p>
      <text:p text:style-name="P4"><text:tab/>3-Comprobar datos</text:p>
      <text:p text:style-name="P4"><text:tab/>4-Guardar los cambios</text:p>
      <text:p text:style-name="P4">ESCENARIO ALTERNATIVO:</text:p>
      <text:p text:style-name="P4"><text:tab/>3-a-El campo identificador introducido ya existe. Salta un mensaje de error y volvemos <text:tab/>al <text:s/>paso 2.</text:p>
      <text:p text:style-name="P4"><text:tab/>4-a-Error al guardar los datos. Mostrar mensaje de error.</text:p>
      <text:p text:style-name="P4"><text:tab/><text:tab/>4.a.1 Error por falta de memoria. No se guarda y se acaba el caso de uso.</text:p>
      <text:p text:style-name="P4"><text:tab/><text:tab/>4.a.2 Otro error. Volvemos al paso 3.</text:p>
      <text:p text:style-name="P4"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6"/>
      <text:p text:style-name="P4">CASOS DE USO : <text:span text:style-name="T6">Busc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ESCENARIO PRINCIPAL DE EXITO: </text:p>
      <text:p text:style-name="P4"><text:tab/>1-Selecciona la opción de búsqueda de usuario. (Mostrar lista, campo de búsqueda y la opción <text:span text:style-name="T6">listar favoritos</text:span>)</text:p>
      <text:p text:style-name="P4"><text:tab/>2-Introducir apellido en el campo de búsqueda.</text:p>
      <text:p text:style-name="P4"><text:tab/>3-Muestra y acceso a los datos del contacto.</text:p>
      <text:p text:style-name="P6"><text:span text:style-name="T4"><text:tab/>4-Mostrar opciones </text:span><text:span text:style-name="T5">modificar</text:span><text:span text:style-name="T4">/</text:span><text:span text:style-name="T5">eliminar</text:span><text:span text:style-name="T4">/</text:span><text:span text:style-name="T5">salir</text:span></text:p>
      <text:p text:style-name="P4">ESCENARIO ALTERNATIVO:</text:p>
      <text:p text:style-name="P4"><text:tab/>2-a- El apellido introducido no existe. Mostrar mensaje indicándolo.</text:p>
      <text:p text:style-name="P4"><text:tab/>3-a-Si hay más de una persona con ese apellido se mostrará una lista de éstos clientes ordenados alfabéticamente según su segundo apellido.</text:p>
      <text:p text:style-name="P4"/>
      <text:p text:style-name="P4">CASOS DE USO : <text:span text:style-name="T6">Modific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CONDICIONES:</text:p>
      <text:p text:style-name="P4">Venimos del caso de uso “Buscar” que nos da un usuario que ya existe. </text:p>
      <text:p text:style-name="P4">ESCENARIO PRINCIPAL DE EXITO: </text:p>
      <text:p text:style-name="P4"><text:tab/>1-Introducir los campos a modificar.</text:p>
      <text:p text:style-name="P4"><text:tab/>2-Introduce los datos correspondientes a cada usuario/cliente.</text:p>
      <text:p text:style-name="P4"><text:tab/>3-Comprobar datos</text:p>
      <text:p text:style-name="P4"><text:tab/>4-Guardar los cambios</text:p>
      <text:p text:style-name="P4">ESCENARIO ALTERNATIVO:</text:p>
      <text:p text:style-name="P4"><text:tab/>3-a-El campo identificador introducido ya existe. Salta un mensaje de error y volvemos <text:tab/>al <text:s/>paso 2.</text:p>
      <text:p text:style-name="P4"><text:tab/>4-a-Error al guardar los datos. Mostrar mensaje de error.</text:p>
      <text:p text:style-name="P4"><text:tab/><text:tab/>4.a.1 Error por falta de memoria. No se guarda y se acaba el caso de uso.</text:p>
      <text:p text:style-name="P4"><text:tab/><text:tab/>4.a.2 Otro error. Volvemos al paso 2.</text:p>
      <text:p text:style-name="P4"><text:soft-page-break/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4"/>
      <text:p text:style-name="P4">CASOS DE USO : <text:span text:style-name="T6">Eliminar contacto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DICONDICIONES:</text:p>
      <text:p text:style-name="P4">Venimos del caso de uso “Buscar” que nos da un usuario que ya existe.</text:p>
      <text:p text:style-name="P4">ESCENARIO PRINCIPAL DE EXITO: </text:p>
      <text:p text:style-name="P4"><text:tab/>1- Eliminar contacto</text:p>
      <text:p text:style-name="P4">ESCENARIO ALTERNATIVO:</text:p>
      <text:p text:style-name="P4"><text:tab/>1-a-Error al eliminar el contacto. Mostrar mensaje de error y volver al paso 1.</text:p>
      <text:p text:style-name="P4">POSTCONDICIONES:</text:p>
      <text:p text:style-name="P4">Los cambios deben haber quedado registrados en el fichero que hace de base de datos.</text:p>
      <text:p text:style-name="P4">El fichero quedará ordenado después las operaciones.</text:p>
      <text:p text:style-name="P4"/>
      <text:p text:style-name="P7"/>
      <text:p text:style-name="P7"/>
      <text:p text:style-name="P4">CASOS DE USO : <text:span text:style-name="T6">Listar favoritos</text:span></text:p>
      <text:p text:style-name="P4">ACTOR PRINCIPAL: Administrador del sistema</text:p>
      <text:p text:style-name="P4">NIVEL: General</text:p>
      <text:p text:style-name="P4">ÁMBITO: Aplicación de usuario</text:p>
      <text:p text:style-name="P4">PRECONDICIONES: venimos del caso de uso “Buscar” en el cual se ha seleccionado la opción “listar favoritos”</text:p>
      <text:p text:style-name="P4">ESCENARIO PRINCIPAL DE EXITO: </text:p>
      <text:p text:style-name="P4"><text:tab/>1-Selecciona la opción de búsqueda de usuario (sólo se mostrarán los favoritos). (Mostrar lista y campo de búsqueda)</text:p>
      <text:p text:style-name="P4"><text:tab/>2-Introducir apellido en el campo de búsqueda.</text:p>
      <text:p text:style-name="P4"><text:tab/>3-Muestra y acceso a los datos del contacto.</text:p>
      <text:p text:style-name="P6"><text:span text:style-name="T4"><text:tab/>4-Mostrar opciones </text:span><text:span text:style-name="T5">modificar</text:span><text:span text:style-name="T4">/</text:span><text:span text:style-name="T5">eliminar</text:span><text:span text:style-name="T4">/</text:span><text:span text:style-name="T5">salir</text:span></text:p>
      <text:p text:style-name="P4">ESCENARIO ALTERNATIVO:</text:p>
      <text:p text:style-name="P4"><text:tab/>2-a- El apellido introducido no existe. Mostrar mensaje indicándolo.</text:p>
      <text:p text:style-name="P5"><text:tab/>3-a-Si hay más de una persona con ese apellido se mostrará una lista de éstos clientes ordenados alfabéticamente según su segundo apellido.</text:p>
      <text:p text:style-name="P17">HISTORIAS DE USUARIO:</text:p>
      <text:p text:style-name="Standard"/>
      <text:p text:style-name="P11">1<text:tab/><text:tab/><text:tab/><text:tab/> Búsqueda por apellido.</text:p>
      <text:p text:style-name="P11">Como cliente quiero poder buscar por apellido para <text:span text:style-name="T7">visualizar</text:span> todos los datos de un contacto.</text:p>
      <text:p text:style-name="P11">Estimación: --</text:p>
      <text:p text:style-name="P11">Prioridad: --</text:p>
      <text:p text:style-name="P11">Dependencias: 2.</text:p>
      <text:list xml:id="list131723488222195" text:continue-numbering="true" text:style-name="WWNum1">
        <text:list-header>
          <text:p text:style-name="P26">Introducir los apellidos de un usuario y comprobar que se visualizan los datos de los usuarios con esos apellidos.</text:p>
          <text:p text:style-name="P26">Realizar una búsqueda con apellidos que no se encuentran en la agenda y comprobar que se visualiza un error.</text:p>
        </text:list-header>
      </text:list>
      <text:p text:style-name="P8"/>
      <text:p text:style-name="P9"/>
      <text:p text:style-name="P13">2 <text:tab/><text:tab/><text:tab/><text:tab/>Introducción de datos de usuario.</text:p>
      <text:p text:style-name="P11">Como cliente quiero poder introducir los datos de un usuario desde la consola y que estos queden almacenados ordenadamente por apellidos en mi agenda sin que se repitan usuarios. </text:p>
      <text:p text:style-name="P11">Estimación: --</text:p>
      <text:p text:style-name="P11">Prioridad: --</text:p>
      <text:p text:style-name="P11">Dependencias: .</text:p>
      <text:list xml:id="list131722859158253" text:continue-numbering="true" text:style-name="WWNum1">
        <text:list-header>
          <text:p text:style-name="P26">Introducir los datos de un usuario y comprobar <text:s/>buscando que estos quedan almacenados en el fichero.</text:p>
          <text:p text:style-name="P26">Introducir los datos de un usuario con el campo DNI repetido y comprobar que se lanza un error y se impide el almacenamiento.</text:p>
          <text:p text:style-name="P26">Imprimir la agenda y comprobar que están todos los datos y que se ordenan por apellidos.</text:p>
        </text:list-header>
      </text:list>
      <text:p text:style-name="P9"/>
      <text:p text:style-name="P12">3 <text:tab/><text:tab/><text:tab/><text:tab/><text:tab/>Impresión de la agenda.</text:p>
      <text:p text:style-name="P12">Como cliente quiero poder imprimir los datos de mi agenda.</text:p>
      <text:p text:style-name="P12">Estimación: –.</text:p>
      <text:p text:style-name="P12">Prioridad: –.</text:p>
      <text:p text:style-name="P12">Dependencias: 2.</text:p>
      <text:p text:style-name="P16">Comprobar que <text:s/>realizar una impresión de los datos nos proporciona la información correcta de los usuarios en papel.</text:p>
      <text:p text:style-name="P9"/>
      <text:p text:style-name="P11"><text:span text:style-name="T7">4</text:span> <text:tab/><text:tab/><text:tab/><text:tab/><text:tab/><text:tab/>Modificación</text:p>
      <text:p text:style-name="P11">Como cliente quiero poder modificar mi agenda y eliminar usuarios, pero en caso de error quiero tener la posibilidad de recuperar los datos anteriores.</text:p>
      <text:p text:style-name="P11">Estimación: --</text:p>
      <text:p text:style-name="P11">Prioridad: --</text:p>
      <text:p text:style-name="P11">Dependencias: 1, 2.</text:p>
      <text:list xml:id="list131723846750169" text:continue-numbering="true" text:style-name="WWNum1">
        <text:list-header>
          <text:p text:style-name="P26">Ejecutar la operación de modificación y comprobar que se pueden cambiar todos los datos de un usuario y quedan guardados.</text:p>
          <text:p text:style-name="P26">Introducir un dato erróneo en la modificación y comprobar que se muestra un error y no se permite la operación.</text:p>
          <text:p text:style-name="P26"><text:soft-page-break/>Ejecutar la operación de copia de seguridad y comprobar que queda guardada una copia de la agenda con los datos de ese momento en un fichero local.</text:p>
          <text:p text:style-name="P27">Ejecutar la operación de restauración y comprobar que los datos de la agenda se sustituyen con los datos de la copia de seguridad elegida.</text:p>
        </text:list-header>
      </text:list>
      <text:p text:style-name="P9"/>
      <text:p text:style-name="P15">5<text:span text:style-name="T3"><text:tab/><text:tab/><text:tab/><text:tab/><text:tab/>Eliminación de datos.</text:span></text:p>
      <text:p text:style-name="P12">Como cliente quiero poder eliminar los usuarios de mi agenda.</text:p>
      <text:p text:style-name="P12">Estimación: --</text:p>
      <text:p text:style-name="P12">Prioridad: –-</text:p>
      <text:p text:style-name="P12">Dependencias: 1, 2.</text:p>
      <text:p text:style-name="P16">Ejecutar una eliminación de un usuario buscado y comprobar que sus datos quedan borrados de la agenda.</text:p>
      <text:p text:style-name="P10"/>
      <text:p text:style-name="P9"/>
      <text:p text:style-name="P11"><text:span text:style-name="T7">6</text:span><text:tab/><text:tab/><text:tab/><text:tab/><text:tab/>Lista de favoritos</text:p>
      <text:p text:style-name="P11">Como cliente quiero poder tener una lista de clientes favoritos para visualizarla e imprimirla.</text:p>
      <text:p text:style-name="P11">Estimación: --</text:p>
      <text:p text:style-name="P11">Prioridad: --</text:p>
      <text:p text:style-name="P14"><text:span text:style-name="T3">Dependencias: 2, 5</text:span><text:bookmark text:name="_GoBack1"/><text:span text:style-name="T3">.</text:span></text:p>
      <text:list xml:id="list131723413570163" text:continue-numbering="true" text:style-name="WWNum1">
        <text:list-header>
          <text:p text:style-name="P26">Comprobar que se puede introducir un usuario o modificar sus datos con el campo Favoritos (Favoritos: Si/No Si está en blanco se considera No).</text:p>
          <text:p text:style-name="P26">Comprobar que intentar introducir un valor diferente de Si/No en Favoritos nos muestra un error y nos impide guardarlo.</text:p>
          <text:p text:style-name="P26">Comprobar que se puede visualizar la agenda filtrada por los usuarios favoritos.</text:p>
          <text:p text:style-name="P26">Imprimir la agenda filtrada por favoritos y comprobar que solo se imprimen los usuarios favoritos.</text:p>
        </text:list-header>
      </text:list>
      <text:p text:style-name="P3"/>
      <text:p text:style-name="P3"/>
      <text:p text:style-name="P11"><text:span text:style-name="T7">7</text:span><text:tab/><text:tab/><text:tab/><text:tab/><text:tab/>Agenda virtual.</text:p>
      <text:p text:style-name="P11">Como cliente quiero sustituir mi agenda en papel por un programa informático que guarde la información de contacto de mis clientes, hasta 200 diferentes, que será: nombre, apellidos, DNI, teléfono, email, direcciones postales, anotaciones, redes sociales y favoritos. Quiero que pueda acceder a ella sin tener que poner ninguna contraseña y que pueda acceder a toda la información de los usuarios.</text:p>
      <text:p text:style-name="P11">Estimación: --</text:p>
      <text:p text:style-name="P11">Prioridad: --</text:p>
      <text:p text:style-name="P11">Dependencias: --.</text:p>
      <text:list xml:id="list131723990358746" text:continue-numbering="true" text:style-name="WWNum1">
        <text:list-header>
          <text:p text:style-name="P26">Comprobar que al introducir un usuario nos pide que completemos su información, no pudiendo dejar en blanco los campos nombre, apellido, DNI y teléfono.</text:p>
          <text:p text:style-name="P26">Comprobar que los datos introducidos quedan almacenados en un fichero.</text:p>
          <text:p text:style-name="P26">Comprobar que se puede acceder a los datos de un usuario proporcionando sus apellidos o su DNI.</text:p>
          <text:p text:style-name="P26">Comprobar que se puede acceder a los datos de todos los usuarios a la vez.</text:p>
          <text:p text:style-name="P26"><text:soft-page-break/>Comprobar que se pueden introducir hasta 200 clientes y que si se intenta introducir otro se muestra un error que lo impide.</text:p>
        </text:list-header>
      </text:list>
      <text:p text:style-name="Standard"/>
      <text:p text:style-name="P19"><text:span text:style-name="T7">8</text:span><text:tab/><text:tab/><text:tab/><text:tab/><text:tab/>Código del programa.</text:p>
      <text:p text:style-name="P11">Como cliente quiero que el programa se ejecute en mi ordenador con GNU-LINUX, que esté programado en lenguaje C++ y que los datos se guarden en un fichero de texto plano.</text:p>
      <text:p text:style-name="P11">Estimación: --</text:p>
      <text:p text:style-name="P11">Prioridad: --</text:p>
      <text:p text:style-name="P18">Dependencias: --.</text:p>
      <text:list xml:id="list131722998012900" text:continue-numbering="true" text:style-name="WWNum1">
        <text:list-header>
          <text:p text:style-name="P26">Programación en C++.</text:p>
          <text:p text:style-name="P26">Comprobar que el programa corre en GNU-LINUX.</text:p>
          <text:p text:style-name="P26">Comprobar que los datos de la agenda se guardan en un fichero con formato de texto plan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bias </meta:initial-creator>
    <meta:creation-date>2014-11-16T17:02:49</meta:creation-date>
    <dc:date>2014-11-16T19:04:22.896461779</dc:date>
    <dc:creator>Radaher </dc:creator>
    <meta:editing-duration>PT12M26S</meta:editing-duration>
    <meta:editing-cycles>6</meta:editing-cycles>
    <meta:generator>LibreOffice/4.3.2.2$Linux_X86_64 LibreOffice_project/edfb5295ba211bd31ad47d0bad0118690f76407d</meta:generator>
    <meta:document-statistic meta:table-count="0" meta:image-count="0" meta:object-count="0" meta:page-count="7" meta:paragraph-count="170" meta:word-count="1562" meta:character-count="9821" meta:non-whitespace-character-count="8352"/>
  </office:meta>
</office:document-meta>
</file>